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ázov" style:master-page-name="MP0" style:family="paragraph">
      <style:paragraph-properties fo:break-before="page" fo:text-align="center"/>
    </style:style>
    <style:style style:name="P2" style:parent-style-name="Normálny" style:family="paragraph">
      <style:paragraph-properties fo:text-align="center"/>
    </style:style>
    <style:style style:name="T3" style:parent-style-name="Predvolenépísmoodseku" style:family="text">
      <style:text-properties fo:font-weight="bold" style:font-weight-asian="bold" style:font-weight-complex="bold"/>
    </style:style>
    <style:style style:name="T4" style:parent-style-name="Predvolenépísmoodseku" style:family="text">
      <style:text-properties fo:font-weight="bold" style:font-weight-asian="bold" style:font-weight-complex="bold"/>
    </style:style>
    <style:style style:name="T5" style:parent-style-name="Predvolenépísmoodseku" style:family="text">
      <style:text-properties fo:font-weight="bold" style:font-weight-asian="bold" style:font-weight-complex="bold"/>
    </style:style>
    <style:style style:name="T6" style:parent-style-name="Predvolenépísmoodseku" style:family="text">
      <style:text-properties fo:font-weight="bold" style:font-weight-asian="bold" style:font-weight-complex="bold"/>
    </style:style>
    <style:style style:name="T7" style:parent-style-name="Predvolenépísmoodseku" style:family="text">
      <style:text-properties fo:font-weight="bold" style:font-weight-asian="bold" style:font-weight-complex="bold"/>
    </style:style>
    <style:style style:name="T8" style:parent-style-name="Predvolenépísmoodseku" style:family="text">
      <style:text-properties fo:font-weight="bold" style:font-weight-asian="bold" style:font-weight-complex="bold"/>
    </style:style>
    <style:style style:name="T9" style:parent-style-name="Predvolenépísmoodseku" style:family="text">
      <style:text-properties fo:font-weight="bold" style:font-weight-asian="bold" style:font-weight-complex="bold"/>
    </style:style>
    <style:style style:name="P10" style:parent-style-name="Normálny" style:family="paragraph">
      <style:paragraph-properties fo:text-align="center"/>
    </style:style>
    <style:style style:name="P11" style:parent-style-name="Normálny" style:family="paragraph">
      <style:paragraph-properties fo:text-align="center"/>
      <style:text-properties fo:font-weight="bold" style:font-weight-asian="bold" style:font-weight-complex="bold"/>
    </style:style>
    <style:style style:name="P12" style:parent-style-name="Normálny" style:family="paragraph">
      <style:paragraph-properties fo:text-align="center"/>
    </style:style>
    <style:style style:name="P13" style:parent-style-name="Normálny" style:family="paragraph">
      <style:paragraph-properties fo:text-align="center"/>
    </style:style>
    <style:style style:name="T14" style:parent-style-name="Predvolenépísmoodseku" style:family="text">
      <style:text-properties fo:font-weight="bold" style:font-weight-asian="bold" style:font-weight-complex="bold"/>
    </style:style>
    <style:style style:name="P15" style:parent-style-name="Normálny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Normálny" style:family="paragraph">
      <style:paragraph-properties fo:text-align="center"/>
    </style:style>
    <style:style style:name="P17" style:parent-style-name="Normálny" style:family="paragraph">
      <style:paragraph-properties fo:text-align="center"/>
    </style:style>
    <style:style style:name="T18" style:parent-style-name="Predvolenépísmoodseku" style:family="text">
      <style:text-properties fo:font-weight="bold" style:font-weight-asian="bold" style:font-weight-complex="bold"/>
    </style:style>
    <style:style style:name="P19" style:parent-style-name="Normálny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Normálny" style:family="paragraph">
      <style:paragraph-properties fo:text-align="center"/>
    </style:style>
    <style:style style:name="T21" style:parent-style-name="Predvolenépísmoodseku" style:family="text">
      <style:text-properties fo:font-weight="bold" style:font-weight-asian="bold" style:font-weight-complex="bold"/>
    </style:style>
    <style:style style:name="P22" style:parent-style-name="Normálny" style:family="paragraph">
      <style:paragraph-properties fo:text-align="center"/>
    </style:style>
    <style:style style:name="T23" style:parent-style-name="Predvolenépísmoodseku" style:family="text">
      <style:text-properties fo:font-weight="bold" style:font-weight-asian="bold" style:font-weight-complex="bold"/>
    </style:style>
    <style:style style:name="T24" style:parent-style-name="Predvolenépísmoodseku" style:family="text">
      <style:text-properties fo:font-weight="bold" style:font-weight-asian="bold" style:font-weight-complex="bold"/>
    </style:style>
    <style:style style:name="P25" style:parent-style-name="Normálny" style:family="paragraph">
      <style:paragraph-properties fo:text-align="center"/>
      <style:text-properties fo:font-weight="bold" style:font-weight-asian="bold" style:font-weight-complex="bold"/>
    </style:style>
    <style:style style:name="P26" style:parent-style-name="Normálny" style:family="paragraph">
      <style:paragraph-properties fo:text-align="center"/>
    </style:style>
    <style:style style:name="P27" style:parent-style-name="Normálny" style:family="paragraph">
      <style:text-properties fo:font-weight="bold" style:font-weight-asian="bold" style:font-weight-complex="bold"/>
    </style:style>
    <style:style style:name="P28" style:parent-style-name="Normálny" style:family="paragraph">
      <style:paragraph-properties fo:text-align="center"/>
    </style:style>
    <style:style style:name="P29" style:parent-style-name="Normálny" style:family="paragraph">
      <style:paragraph-properties fo:text-align="center"/>
    </style:style>
    <style:style style:name="T30" style:parent-style-name="Predvolenépísmoodseku" style:family="text">
      <style:text-properties fo:font-weight="bold" style:font-weight-asian="bold" style:font-weight-complex="bold"/>
    </style:style>
    <style:style style:name="P31" style:parent-style-name="Normálny" style:family="paragraph">
      <style:paragraph-properties fo:text-align="center"/>
      <style:text-properties fo:font-weight="bold" style:font-weight-asian="bold" style:font-weight-complex="bold"/>
    </style:style>
    <style:style style:name="P32" style:parent-style-name="Normálny" style:family="paragraph">
      <style:paragraph-properties fo:text-align="center"/>
    </style:style>
    <style:style style:name="P33" style:parent-style-name="Normálny" style:family="paragraph">
      <style:paragraph-properties fo:text-align="center"/>
    </style:style>
    <style:style style:name="T34" style:parent-style-name="Predvolenépísmoodseku" style:family="text">
      <style:text-properties fo:font-weight="bold" style:font-weight-asian="bold" style:font-weight-complex="bold"/>
    </style:style>
    <style:style style:name="P35" style:parent-style-name="Normálny" style:family="paragraph">
      <style:paragraph-properties fo:text-align="center"/>
      <style:text-properties fo:font-weight="bold" style:font-weight-asian="bold" style:font-weight-complex="bold"/>
    </style:style>
    <style:style style:name="P36" style:parent-style-name="Normálny" style:family="paragraph">
      <style:paragraph-properties fo:text-align="center"/>
    </style:style>
    <style:style style:name="T37" style:parent-style-name="Predvolenépísmoodseku" style:family="text">
      <style:text-properties fo:font-weight="bold" style:font-weight-asian="bold" style:font-weight-complex="bold"/>
    </style:style>
    <style:style style:name="P38" style:parent-style-name="Normálny" style:family="paragraph">
      <style:paragraph-properties fo:text-align="center"/>
    </style:style>
    <style:style style:name="T39" style:parent-style-name="Predvolenépísmoodseku" style:family="text">
      <style:text-properties fo:font-weight="bold" style:font-weight-asian="bold" style:font-weight-complex="bold"/>
    </style:style>
    <style:style style:name="T40" style:parent-style-name="Predvolenépísmoodseku" style:family="text">
      <style:text-properties fo:font-weight="bold" style:font-weight-asian="bold" style:font-weight-complex="bold"/>
    </style:style>
    <style:style style:name="P41" style:parent-style-name="Normálny" style:family="paragraph">
      <style:paragraph-properties fo:text-align="center"/>
      <style:text-properties fo:font-weight="bold" style:font-weight-asian="bold" style:font-weight-complex="bold"/>
    </style:style>
    <style:style style:name="P42" style:parent-style-name="Normálny" style:family="paragraph">
      <style:paragraph-properties fo:text-align="center"/>
    </style:style>
    <style:style style:name="P43" style:parent-style-name="Normálny" style:family="paragraph">
      <style:paragraph-properties fo:text-align="center"/>
    </style:style>
    <style:style style:name="P44" style:parent-style-name="Normálny" style:family="paragraph">
      <style:paragraph-properties fo:text-align="center"/>
    </style:style>
    <style:style style:name="P45" style:parent-style-name="Normálny" style:family="paragraph">
      <style:paragraph-properties fo:text-align="center"/>
      <style:text-properties fo:font-weight="bold" style:font-weight-asian="bold" style:font-weight-complex="bold"/>
    </style:style>
    <style:style style:name="P46" style:parent-style-name="Normálny" style:family="paragraph">
      <style:paragraph-properties fo:text-align="center"/>
    </style:style>
    <style:style style:name="P47" style:parent-style-name="Normálny" style:family="paragraph">
      <style:paragraph-properties fo:text-align="center"/>
    </style:style>
    <style:style style:name="P48" style:parent-style-name="Normálny" style:family="paragraph">
      <style:paragraph-properties fo:text-align="center"/>
    </style:style>
    <style:style style:name="P49" style:parent-style-name="Normálny" style:family="paragraph">
      <style:paragraph-properties fo:text-align="center"/>
      <style:text-properties fo:font-weight="bold" style:font-weight-asian="bold" style:font-weight-complex="bold"/>
    </style:style>
    <style:style style:name="P50" style:parent-style-name="Normálny" style:family="paragraph">
      <style:paragraph-properties fo:text-align="center"/>
    </style:style>
    <style:style style:name="P51" style:parent-style-name="Normálny" style:family="paragraph">
      <style:paragraph-properties fo:text-align="center"/>
    </style:style>
    <style:style style:name="P52" style:parent-style-name="Názov" style:family="paragraph">
      <style:paragraph-properties fo:text-align="center"/>
    </style:style>
    <style:style style:name="P53" style:parent-style-name="Normáln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4" style:parent-style-name="Názov" style:family="paragraph">
      <style:paragraph-properties fo:text-align="center"/>
    </style:style>
    <style:style style:name="T55" style:parent-style-name="Hypertextovéprepojenie" style:family="text">
      <style:text-properties style:use-window-font-color="true" style:text-underline-type="none"/>
    </style:style>
    <style:style style:name="T56" style:parent-style-name="Hypertextovéprepojenie" style:family="text">
      <style:text-properties style:use-window-font-color="true" style:text-underline-type="none"/>
    </style:style>
    <style:style style:name="T57" style:parent-style-name="Hypertextovéprepojenie" style:family="text">
      <style:text-properties style:use-window-font-color="true" style:text-underline-type="none"/>
    </style:style>
    <style:style style:name="P58" style:parent-style-name="Normálny" style:family="paragraph">
      <style:paragraph-properties fo:text-align="center"/>
    </style:style>
    <style:style style:name="P59" style:parent-style-name="Normálny" style:family="paragraph">
      <style:paragraph-properties fo:text-align="center"/>
    </style:style>
    <style:style style:name="P60" style:parent-style-name="Názov" style:family="paragraph">
      <style:paragraph-properties fo:text-align="center"/>
    </style:style>
    <style:style style:name="P61" style:parent-style-name="Názov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62" style:parent-style-name="Názov" style:family="paragraph">
      <style:paragraph-properties fo:text-align="center"/>
    </style:style>
    <style:style style:name="T63" style:parent-style-name="Hypertextovéprepojenie" style:family="text">
      <style:text-properties fo:font-weight="bold" style:font-weight-asian="bold" style:font-weight-complex="bold"/>
    </style:style>
    <style:style style:name="T64" style:parent-style-name="Hypertextovéprepojenie" style:family="text">
      <style:text-properties fo:font-weight="bold" style:font-weight-asian="bold" style:font-weight-complex="bold"/>
    </style:style>
    <style:style style:name="T65" style:parent-style-name="Hypertextovéprepojenie" style:family="text">
      <style:text-properties fo:font-weight="bold" style:font-weight-asian="bold" style:font-weight-complex="bold"/>
    </style:style>
    <style:style style:name="P66" style:parent-style-name="Názov" style:family="paragraph">
      <style:paragraph-properties fo:text-align="center"/>
    </style:style>
    <style:style style:name="P67" style:parent-style-name="Názov" style:family="paragraph">
      <style:paragraph-properties fo:text-align="center"/>
    </style:style>
    <style:style style:name="T68" style:parent-style-name="Hypertextovéprepojenie" style:family="text">
      <style:text-properties fo:font-weight="bold" style:font-weight-asian="bold" style:font-weight-complex="bold"/>
    </style:style>
    <style:style style:name="T69" style:parent-style-name="Hypertextovéprepojenie" style:family="text">
      <style:text-properties fo:font-weight="bold" style:font-weight-asian="bold" style:font-weight-complex="bold"/>
    </style:style>
    <style:style style:name="T70" style:parent-style-name="Hypertextovéprepojenie" style:family="text">
      <style:text-properties fo:font-weight="bold" style:font-weight-asian="bold" style:font-weight-complex="bold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Uspávanky a ľudové<text:s/>pesničky</text:p>
      <text:p text:style-name="P2"><text:span text:style-name="T3">Meno:<text:s/></text:span><text:span text:style-name="T4">D</text:span><text:span text:style-name="T5">arius<text:s/></text:span><text:span text:style-name="T6">Danihel</text:span><text:line-break/><text:span text:style-name="T7">Trieda: 5. b</text:span><text:line-break/><text:span text:style-name="T8">Dátum:</text:span><text:span text:style-name="T9">27.10</text:span></text:p>
      <text:p text:style-name="P10"><draw:custom-shape svg:x="0in" svg:y="0in" svg:width="6.53125in" svg:height="0.02014in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P11">1. Čo sú uspávanky?</text:p>
      <text:p text:style-name="P12">Uspávanky sú<text:s/>pesničky, ktoré spievame malým deťom, aby zaspali. Majú pomalý rytmus a peknú melódiu, ktorá pomáha deťom zaspať. V<text:s/>uspávankách<text:s/>sa často hovorí o prírode alebo o láske.</text:p>
      <text:p text:style-name="P13">Príklad uspávanky:<text:line-break/><text:span text:style-name="T14">Spi dieťatko, spi</text:span><text:line-break/>Spi dieťatko, spi,<text:line-break/>vôl a ovečka,<text:line-break/>voľky voľačky,<text:line-break/>spi môj miláčik.</text:p>
      <text:p text:style-name="P15">2. Čo sú ľudové<text:s/>pesničky?</text:p>
      <text:p text:style-name="P16">Ľudové<text:s/>pesničky<text:s/>sú staré piesne, ktoré sa spievali pri rôznych príležitostiach, napríklad na svadbách alebo oslavách. Každý kraj má svoje vlastné<text:s/>pesničky. Texty týchto piesní sú o láske, práci a prírode.</text:p>
      <text:p text:style-name="P17">Príklad ľudovej<text:s/>pesničky:<text:line-break/><text:span text:style-name="T18">Tancuj, tancuj, vykrúcaj</text:span><text:line-break/>Tancuj, tancuj, vykrúcaj,<text:line-break/>len mi päty nedriapaj,<text:line-break/>ja ti dám na čižmičky,<text:line-break/>ja ti dám na čižmičky.</text:p>
      <text:p text:style-name="P19">3. Prečo sú uspávanky a ľudové<text:s/>pesničky<text:s/>dôležité?</text:p>
      <text:list text:style-name="LFO1" text:continue-numbering="true">
        <text:list-item>
          <text:p text:style-name="P20"><text:span text:style-name="T21">Uspávanky</text:span><text:s/>pomáhajú deťom zaspať a<text:s/>ukujňujú<text:s/>ich.</text:p>
        </text:list-item>
        <text:list-item>
          <text:p text:style-name="P22"><text:span text:style-name="T23">Ľudové<text:s/></text:span><text:span text:style-name="T24">pesničky</text:span><text:s/>nám pripomínajú naše tradície a staré časy. Spievali sa na rôznych slávnostiach a pri práci.</text:p>
        </text:list-item>
      </text:list>
      <text:p text:style-name="P25">4. Zaujímavosti o ľudových<text:s/>pesničkách</text:p>
      <text:list text:style-name="LFO2" text:continue-numbering="true">
        <text:list-item>
          <text:p text:style-name="P26">Slovenské ľudové<text:s/>pesničky<text:s/>sú veľmi rôznorodé. Každá oblasť Slovenska má svoje vlastné<text:s/>pesničky.</text:p>
        </text:list-item>
      </text:list>
      <text:p text:style-name="Názov">Niektoré ľudové<text:s/>pesničky<text:s/>sú staré aj niekoľko stoviek rokov a stále sa spievajú. <text:s text:c="13"/>Uspávanky a ľudové<text:s/>pesničky</text:p>
      <text:p text:style-name="Normálny"><draw:custom-shape svg:x="0in" svg:y="0in" svg:width="6.53125in" svg:height="0.02014in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P27">1. Čo sú uspávanky?</text:p>
      <text:soft-page-break/>
      <text:p text:style-name="P28">Uspávanky sú<text:s/>pesničky, ktoré spievame malým deťom, aby zaspali. Majú pomalý rytmus a peknú melódiu, ktorá pomáha deťom zaspať. V<text:s/>uspávankách<text:s/>sa často hovorí o prírode alebo o láske.</text:p>
      <text:p text:style-name="P29">Príklad uspávanky:<text:line-break/><text:span text:style-name="T30">Spi dieťatko, spi</text:span><text:line-break/>Spi dieťatko, spi,<text:line-break/>vôl a ovečka,<text:line-break/>voľky<text:s/>vodáčky,<text:line-break/>spi môj miláčik.</text:p>
      <text:p text:style-name="P31">2. Čo sú ľudové<text:s/>pesničky?</text:p>
      <text:p text:style-name="P32">Ľudové<text:s/>pesničky<text:s/>sú staré piesne, ktoré sa spievali pri rôznych príležitostiach, napríklad na svadbách alebo oslavách. Každý kraj má svoje vlastné<text:s/>pesničky. Texty týchto piesní sú o láske, práci a prírode.</text:p>
      <text:p text:style-name="P33">Príklad ľudovej<text:s/>pesničky:<text:line-break/><text:span text:style-name="T34">Tancuj, tancuj, vykrúcaj</text:span><text:line-break/>Tancuj, tancuj, vykrúcaj,<text:line-break/>len mi päty nedriapaj,<text:line-break/>ja ti dám na čižmičky,<text:line-break/>ja ti dám na čižmičky.</text:p>
      <text:p text:style-name="P35">3. Prečo sú uspávanky a ľudové<text:s/>pesničky<text:s/>dôležité?</text:p>
      <text:list text:style-name="LFO1" text:continue-numbering="true">
        <text:list-item>
          <text:p text:style-name="P36"><text:span text:style-name="T37">Uspávanky</text:span><text:s/>pomáhajú deťom zaspať a<text:s/>ukujňujú<text:s/>ich.</text:p>
        </text:list-item>
        <text:list-item>
          <text:p text:style-name="P38"><text:span text:style-name="T39">Ľudové<text:s/></text:span><text:span text:style-name="T40">pesničky</text:span><text:s/>nám pripomínajú naše tradície a staré časy. Spievali sa na rôznych slávnostiach a pri práci.</text:p>
        </text:list-item>
      </text:list>
      <text:p text:style-name="P41">4. Zaujímavosti o ľudových<text:s/>pesničkách</text:p>
      <text:list text:style-name="LFO2" text:continue-numbering="true">
        <text:list-item>
          <text:p text:style-name="P42">Slovenské ľudové<text:s/>pesničky<text:s/>sú veľmi rôznorodé. Každá oblasť Slovenska má svoje vlastné<text:s/>pesničky.</text:p>
        </text:list-item>
        <text:list-item>
          <text:p text:style-name="P43">Niektoré ľudové<text:s/>pesničky<text:s/>sú staré aj niekoľko stoviek rokov a stále sa spievajú.</text:p>
        </text:list-item>
        <text:list-item>
          <text:p text:style-name="P44">Ľudové<text:s/>pesničky<text:s/>sa šírili ústnym podaním, takže sa učili a spievali z pamäti.</text:p>
        </text:list-item>
      </text:list>
      <text:p text:style-name="P45">5. Záver</text:p>
      <text:p text:style-name="P46">Uspávanky a ľudové<text:s/>pesničky<text:s/>sú dôležité pre našu kultúru. Uspávanky pomáhajú deťom zaspať a ľudové<text:s/>pesničky<text:s/>nám pripomínajú tradície. Je dobré, že ich stále spievame, aby sme nezabudli na našu históriu.</text:p>
      <text:list text:style-name="LFO2" text:continue-numbering="true">
        <text:list-item>
          <text:p text:style-name="P47"/>
        </text:list-item>
        <text:list-item>
          <text:p text:style-name="P48">Ľudové<text:s/>pesničky<text:s/>sa šírili ústnym podaním, takže sa učili a spievali z pamäti.</text:p>
        </text:list-item>
      </text:list>
      <text:p text:style-name="P49">5. Záver</text:p>
      <text:p text:style-name="P50">Uspávanky a ľudové<text:s/>pesničky<text:s/>sú dôležité pre našu kultúru. Uspávanky pomáhajú deťom zaspať a ľudové<text:s/>pesničky<text:s/>nám pripomínajú tradície. Je dobré, že ich stále spievame, aby sme nezabudli na našu históriu</text:p>
      <text:p text:style-name="P51"/>
      <text:soft-page-break/>
      <text:p text:style-name="P52">Ľudové<text:s/>pesničky a jej<text:s/>Zberatelia<text:s/></text:p>
      <text:p text:style-name="Normálny"/>
      <text:p text:style-name="P53"/>
      <text:p text:style-name="Normálny"/>
      <text:p text:style-name="P54"><text:a office:title="Ladislav Berka" xlink:href="https://sk.wikipedia.org/wiki/Ladislav_Berka" office:target-frame-name="_top" xlink:show="replace"><text:span text:style-name="T55">Ladisl</text:span><text:bookmark-start text:name="_Hlt180948301"/><text:bookmark-start text:name="_Hlt180948302"/><text:span text:style-name="T56">a</text:span><text:bookmark-end text:name="_Hlt180948301"/><text:bookmark-end text:name="_Hlt180948302"/><text:span text:style-name="T57">v Berka</text:span></text:a></text:p>
      <text:p text:style-name="P58"/>
      <text:p text:style-name="P59"/>
      <text:p text:style-name="P60"><text:bookmark-start text:name="_Hlt180948348"/><text:bookmark-start text:name="_Hlt180948349"/><text:a xlink:href="https://sk.wikipedia.org/wiki/Adam_Hlov%C3%ADk" office:target-frame-name="_top" xlink:show="replace"><text:span text:style-name="Hypertextovéprepojenie">Adam Hlovík</text:span></text:a><text:bookmark-end text:name="_Hlt180948348"/><text:bookmark-end text:name="_Hlt180948349"/></text:p>
      <text:p text:style-name="Názov"/>
      <text:p text:style-name="Normálny"/>
      <text:p text:style-name="Názov"><text:s text:c="28"/><text:a office:title="Karol Plicka" xlink:href="https://sk.wikipedia.org/wiki/Karol_Plicka" office:target-frame-name="_top" xlink:show="replace"><text:span text:style-name="Hypertextovéprepojenie">Kar</text:span><text:bookmark-start text:name="_Hlt180948410"/><text:bookmark-start text:name="_Hlt180948411"/><text:span text:style-name="Hypertextovéprepojenie">o</text:span><text:bookmark-end text:name="_Hlt180948410"/><text:bookmark-end text:name="_Hlt180948411"/><text:span text:style-name="Hypertextovéprepojenie">l Plicka</text:span></text:a></text:p>
      <text:p text:style-name="P61"/>
      <text:p text:style-name="Normálny"/>
      <text:p text:style-name="Normálny"/>
      <text:p text:style-name="Normálny"/>
      <text:p text:style-name="P62"><text:a xlink:href="https://www.piesne.sk/spi-dietatko/" office:target-frame-name="_top" xlink:show="replace"><text:span text:style-name="T63">Spi, die</text:span><text:bookmark-start text:name="_Hlt180948587"/><text:bookmark-start text:name="_Hlt180948588"/><text:span text:style-name="T64">ť</text:span><text:bookmark-end text:name="_Hlt180948587"/><text:bookmark-end text:name="_Hlt180948588"/><text:span text:style-name="T65">atko</text:span></text:a></text:p>
      <text:p text:style-name="P66"/>
      <text:p text:style-name="P67"><text:a xlink:href="https://www.piesne.sk/spi-dietatko/" office:target-frame-name="_top" xlink:show="replace"><text:span text:style-name="Hypertextovéprepojenie"><text:line-break/></text:span></text:a><text:a xlink:href="https://www.piesne.sk/buvajze-len-buvaj/" office:target-frame-name="_top" xlink:show="replace"><text:span text:style-name="T68">Búva</text:span><text:bookmark-start text:name="_Hlt180948606"/><text:bookmark-start text:name="_Hlt180948607"/><text:span text:style-name="T69">j</text:span><text:bookmark-end text:name="_Hlt180948606"/><text:bookmark-end text:name="_Hlt180948607"/><text:span text:style-name="T70">že len, búvaj</text:span></text:a></text:p>
      <text:p text:style-name="Názov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0277in" fo:margin-bottom="0in"/>
      <style:text-properties style:font-name="Aptos Display" style:font-name-asian="Times New Roman" style:font-name-complex="Times New Roman" fo:color="#0F4761" fo:font-size="13pt" style:font-size-asian="13pt" style:font-size-complex="13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0277in" fo:margin-bottom="0in"/>
      <style:text-properties style:font-name="Aptos Display" style:font-name-asian="Times New Roman" style:font-name-complex="Times New Roman" fo:color="#0A2F40" fo:font-size="12pt" style:font-size-asian="12pt" style:font-size-complex="12pt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ormálnywebový" style:display-name="Normálny (webový)" style:family="paragraph" style:parent-style-name="Normálny">
      <style:text-properties style:font-name="Times New Roman" fo:font-size="12pt" style:font-size-asian="12pt" style:font-size-complex="12pt" fo:hyphenate="false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Bezriadkovania" style:display-name="Bez riadkovania" style:family="paragraph">
      <style:paragraph-properties fo:margin-bottom="0in" fo:line-height="100%"/>
      <style:text-properties fo:hyphenate="false"/>
    </style:style>
    <style:style style:name="Hypertextovéprepojenie" style:display-name="Hypertextové prepojenie" style:family="text" style:parent-style-name="Predvolenépísmoodseku">
      <style:text-properties fo:color="#467886" style:text-underline-type="single" style:text-underline-style="solid" style:text-underline-width="auto" style:text-underline-mode="continuous"/>
    </style:style>
    <style:style style:name="Nevyriešenázmienka" style:display-name="Nevyriešená zmienka" style:family="text" style:parent-style-name="Predvolenépísmoodseku">
      <style:text-properties fo:color="#605E5C" fo:background-color="#E1DFDD"/>
    </style:style>
    <style:style style:name="PoužitéHypertextovéPrepojenie" style:display-name="PoužitéHypertextovéPrepojenie" style:family="text" style:parent-style-name="Predvolenépísmoodseku">
      <style:text-properties fo:color="#96607D" style:text-underline-type="single" style:text-underline-style="solid" style:text-underline-width="auto" style:text-underline-mode="continuous"/>
    </style:style>
    <style:style style:name="Nadpis2Char" style:display-name="Nadpis 2 Char" style:family="text" style:parent-style-name="Predvolenépísmoodseku">
      <style:text-properties style:font-name="Aptos Display" style:font-name-asian="Times New Roman" style:font-name-complex="Times New Roman" fo:color="#0F4761" fo:font-size="13pt" style:font-size-asian="13pt" style:font-size-complex="13pt"/>
    </style:style>
    <style:style style:name="Nadpis3Char" style:display-name="Nadpis 3 Char" style:family="text" style:parent-style-name="Predvolenépísmoodseku">
      <style:text-properties style:font-name="Aptos Display" style:font-name-asian="Times New Roman" style:font-name-complex="Times New Roman" fo:color="#0A2F40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rius</meta:initial-creator>
    <dc:creator>Darius Danihel</dc:creator>
    <meta:creation-date>2024-10-27T15:38:00Z</meta:creation-date>
    <dc:date>2024-10-27T18:12:00Z</dc:date>
    <meta:template xlink:href="Normal" xlink:type="simple"/>
    <meta:editing-cycles>2</meta:editing-cycles>
    <meta:editing-duration>PT1500S</meta:editing-duration>
    <meta:document-statistic meta:page-count="3" meta:paragraph-count="6" meta:word-count="512" meta:character-count="3431" meta:row-count="24" meta:non-whitespace-character-count="2925"/>
  </office:meta>
</office:document-meta>
</file>